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background-color="#ffff00"/>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text-properties fo:font-weight="bold" style:font-weight-asian="bold" style:font-weight-complex="bold"/>
    </style:style>
    <style:style style:name="P8" style:family="paragraph" style:parent-style-name="Heading_20_1">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Lean Groovy</text:h>
      <text:h text:style-name="Heading_20_1" text:outline-level="1">Introduction</text:h>
      <text:p text:style-name="Text_20_body">Explain Lean Software Development... show how programming language can make your entire process agile. Covers 7 Lean principles and explains how Groovy and the associated ecosystem intersect.</text:p>
      <text:p text:style-name="Text_20_body">Identify which domains in your project are most in need of a little Groovy magic as well as to help you sell Groovy to a skeptical or unconvinced audience. </text:p>
      <text:h text:style-name="Heading_20_1" text:outline-level="1">Lean Briefly Explained</text:h>
      <text:p text:style-name="P1">Slide – Lean History</text:p>
      <text:p text:style-name="Text_20_body">Grew out of the influential Toyota Production System, a set of philosophies and practices to weed out waste, inconsistency, and overburden from a manufacturing. 1990′s - Poppendieck's applied it to a software project. 2003 they published “Lean Software Development”. The principles have been revised over time. </text:p>
      <text:p text:style-name="P1">Slide – Lean Principles </text:p>
      <text:section text:style-name="Sect1" text:name="Section1">
        <text:list xml:id="list1368775749" text:style-name="L1">
          <text:list-item>
            <text:p text:style-name="P4">Eliminate Waste</text:p>
          </text:list-item>
          <text:list-item>
            <text:p text:style-name="P4">Build Quality In</text:p>
          </text:list-item>
          <text:list-item>
            <text:p text:style-name="P4">Create Knowledge</text:p>
          </text:list-item>
          <text:list-item>
            <text:p text:style-name="P4">Defer Commitment</text:p>
          </text:list-item>
          <text:list-item>
            <text:p text:style-name="P4">Deliver Fast</text:p>
          </text:list-item>
          <text:list-item>
            <text:p text:style-name="P4">Respect People</text:p>
          </text:list-item>
          <text:list-item>
            <text:p text:style-name="P4">Optimize the Whole</text:p>
          </text:list-item>
        </text:list>
      </text:section>
      <text:p text:style-name="P2">1.Eliminate Waste – Reduce work in progress and half done work</text:p>
      <text:p text:style-name="P2">2.Build Quality In – Instead of settling for finding defects, optimize your process to create fewer defects</text:p>
      <text:p text:style-name="P2">3.Create Knowledge – Create fast feedback cycle and encode project information in executable form</text:p>
      <text:p text:style-name="P2">4.Defer commitment – Delay decisions until the last responsible moment</text:p>
      <text:p text:style-name="P2">5.Deliver Fast – Increase velocity by working in small batches and removing bottlenecks </text:p>
      <text:p text:style-name="P2">6.Respect People – Create an environment that lets every single person contribute</text:p>
      <text:p text:style-name="P2">7.Optimize the Whole – Measure up and avoid sub-optimization</text:p>
      <text:p text:style-name="P2"/>
      <text:p text:style-name="P1">Slide – XP Principles</text:p>
      <text:p text:style-name="Text_20_body">Compare this to XP: </text:p>
      <text:p text:style-name="Text_20_body">Values: </text:p>
      <text:section text:style-name="Sect1" text:name="Section2">
        <text:p text:style-name="Text_20_body">Communication<text:line-break/>Simplicity<text:line-break/>Feedback<text:line-break/>Courage<text:line-break/>Respect</text:p>
      </text:section>
      <text:p text:style-name="Text_20_body">Principles: </text:p>
      <text:section text:style-name="Sect1" text:name="Section3">
        <text:p text:style-name="Text_20_body">Feedback<text:line-break/>Assuming Simplicity<text:line-break/><text:soft-page-break/>Embracing Change</text:p>
      </text:section>
      <text:p text:style-name="Text_20_body">These principles and values are not specific enough to be helpful. </text:p>
      <text:p text:style-name="P1">Slide – 7 Principles</text:p>
      <text:p text:style-name="Text_20_body">It is easier to embrace Lean across all levels of an organization, from CEO to Janitor. The principles are specific enough to align a team but broad enough to appeal across an organization. I once spent a three-hour car ride discussing eliminating waste with the senior manager and director of my development group, and then arrived at work to help an eager development team make practical changes to reach the goals we had discussed. Compare that to a methodology with principles of “Honesty” and “Communication”. I have yet to find a use for vague principles beyond their ability to make me feel a little better about a crummy process.</text:p>
      <text:h text:style-name="Heading_20_1" text:outline-level="1">Eliminate Waste</text:h>
      <text:p text:style-name="P1">Slide – Groovy Syntax is less wasteful? </text:p>
      <text:p text:style-name="Text_20_body">Groovy is simply less code.</text:p>
      <text:p text:style-name="Text_20_body">Map m = [1: 'a', 2: 'b', 3 : 'c'] </text:p>
      <text:p text:style-name="Text_20_body">vs</text:p>
      <text:p text:style-name="Text_20_body">Map m = new HashMap(); <text:line-break/>m.put(1, 'a')</text:p>
      <text:p text:style-name="Standard">m.put(2, 'b')</text:p>
      <text:p text:style-name="Standard">m.put(3, 'c')</text:p>
      <text:p text:style-name="Text_20_body">This is a huge read herring. </text:p>
      <text:p text:style-name="P1">Slide – The Origin of Value</text:p>
      <text:p text:style-name="P2">???</text:p>
      <text:p text:style-name="P1">Slide – Simple Rules for Waste</text:p>
      <text:p text:style-name="Text_20_body">Seeing waste is easy. Pointless meetings, fancy meals for the sales staff, and expensive development tools (SharePoint anyone?) Identifying waste is natural, eliminating it not. </text:p>
      <text:list xml:id="list1417233792" text:style-name="L2">
        <text:list-item>
          <text:p text:style-name="P5">stop doing things that aren’t worth the effort</text:p>
        </text:list-item>
        <text:list-item>
          <text:p text:style-name="P5">do the same things with less effort.</text:p>
        </text:list-item>
      </text:list>
      <text:p text:style-name="Text_20_body">This is deceptively simple. If these two rules are simple, then why is making a lasting change so hard? Why aren’t we hurtling forward at work to ever higher levels of productivity? The reality is that we are good and seeing waste but not good at seeing its causes, and we often eliminate a wasteful practice without finding a suitable replacement.</text:p>
      <text:p text:style-name="P1">Slide – Losing Weight</text:p>
      <text:p text:style-name="Text_20_body">Consider the classic resolution of losing weight. We say to ourselves, “I’m going to eat less junk food this year” without asking why we have this tendency in the first place. Caffeine and lack of sleep are both known to contribute to overeating, but we don’t often focus on these causes.</text:p>
      <text:p text:style-name="P1">Slide – Excessive Meetings</text:p>
      <text:p text:style-name="Text_20_body">Excessive meetings form an even better example. Why do some workplaces have so many meetings? This is often a sign of a broken decision making process. fixing a culture of meetings requires you to <text:soft-page-break/>both find the cause and make a replacement. First identify the real problem, difficulties making decisions, and then experiment with new ways to solve the problem. Perhaps you need to discuss and embrace decision forms other than “unanimous”, or learn to hold shorter, more specific meetings, or just create a team decision board and handle issues in the team room instead of the conference room.</text:p>
      <text:p text:style-name="P1">Slide – Forms of Decisions</text:p>
      <text:p text:style-name="Text_20_body">Consensus – The most common in IT. Everyone agrees. </text:p>
      <text:p text:style-name="Text_20_body">Majority – Decision is made when most people agree</text:p>
      <text:p text:style-name="Text_20_body">Plurality – Decision is made by largest common group</text:p>
      <text:p text:style-name="Text_20_body">Dictatorship – Decision is made by one person</text:p>
      <text:p text:style-name="Text_20_body">Gradients of Agreement – From Agile Coaching</text:p>
      <text:p text:style-name="Text_20_body">Identify the stakeholders for a decision. Not everyone gets to be involved with every decision. Tread lightly. Consensus gives everyone the illusion of equal power over an unproductive process. </text:p>
      <text:p text:style-name="P1">Slide – Waste Anti-Patterns – Write Only Process</text:p>
      <text:p text:style-name="Text_20_body">The antithesis of removing waste is what I call “Write Only Process Improvement”. As a group tries to adopt a better process, they are only allowed to add new practices without removing unneeded ones. This is the bane of agile pilot groups around the world. Your team is certainly free to try a Scrum style iteration with story cards, a burndown chart, and iterative planning. But you still need to adhere to the enterprise standards of full requirements documents, weekly status reports, and quarterly deployments. Feel free to add whatever you want to the process, just don’t dare remove anything. This arrangement requires duplicate work, quickly consumes the time of the Scrum Master, and leads to the conclusion that agile methods are slower than the alternative. Of course a new practice is slower if you’re not allowed to abandon the old way of doing things. The Agile Manifesto has a wonderful parody site called the “Manifesto for Half-Arsed Agile Software Development”. While the original manifesto claims to value “Working software over comprehensive documentation”, the parody adds the line “as long as that software is comprehensively documented.” This rings perfectly true for so many Agile pilot projects: please try your new process, but be sure to follow the old one as well. New practices are adopted despite “Write Only Process Improvement”, never because of it. h<text:span text:style-name="T1">ttp://www.halfarsedagilemanifesto.org/</text:span></text:p>
      <text:p text:style-name="P1">Slide – Recognizing Waste</text:p>
      <text:section text:style-name="Sect1" text:name="Section4">
        <text:list xml:id="list667773384" text:style-name="L3">
          <text:list-item>
            <text:p text:style-name="P6">Partially Done Work</text:p>
          </text:list-item>
          <text:list-item>
            <text:p text:style-name="P6">Extra Features</text:p>
          </text:list-item>
          <text:list-item>
            <text:p text:style-name="P6">Relearning</text:p>
          </text:list-item>
          <text:list-item>
            <text:p text:style-name="P6">Handoffs</text:p>
          </text:list-item>
          <text:list-item>
            <text:p text:style-name="P6">Task Switching</text:p>
          </text:list-item>
          <text:list-item>
            <text:p text:style-name="P6">Delays</text:p>
          </text:list-item>
          <text:list-item>
            <text:p text:style-name="P6">Defects</text:p>
          </text:list-item>
        </text:list>
      </text:section>
      <text:p text:style-name="Text_20_body">To reduce cost and be more effective we must eliminate waste. By now you know we do this in two ways: find the real cause of software waste and find suitable replacements to eliminate the cause. To help us understand waste we can turn to the Lean community for inspiration. Lean is a broad and growing movement, and was first brought to the software world by Mary and Tom Poppendieck in the book Lean Software Development[1]. Lean provides, among other things, a set of categories for recognizing waste. Learning how these categories apply to software is a good first step for improvements.</text:p>
      <text:p text:style-name="P1">Slide – Half Done Work</text:p>
      <text:p text:style-name="P2"><text:soft-page-break/>So you own a bicycle factory and you make 1000 mountain bike frames with the plan to later make the handlebars and ship the whole units. When your customers decide they want road bikes instead you’re stuck with 1000 useless frames. It would have been better to produce one entire bike at a time. Then, you would never be left with excess inventory. Or maybe, instead of a bicycle tycoon, you are a humble developer needing to write a new fangled Service Oriented Architecture. Someone (usually a consultant) says “You need to design Contract First” so you spend two weeks creating ten different WSDL service descriptors by hand. Guess what happens when the architecture group decides to switch to REST and plain old XML services? Yup, you just worked for two weeks and have nothing to show for it. In-process inventory is a risk and a cost, whether it is half built bicycles or partially complete web services. Changing requirements and technologies will leave you with wasted effort sooner or later. When this happens to me I think, “I wish I’d spent two weeks at home instead, it would have had the same value to my company.” Partially done work manifests in many ways in software development.</text:p>
      <text:p text:style-name="P1">Slide – Code without Tests are Half Done</text:p>
      <text:p text:style-name="Text_20_body">Work that has been started but not delivered eats up the time investment from developers but does not provide value to the client. Any work that has been started but not completed is a form of waste, and we must optimize our life-cycle to keep our user stories out of this state! </text:p>
      <text:p text:style-name="Text_20_body">Done isn’t done until the unit and acceptance tests pass. Having used Groovy as a testing language on several projects in the last few years, my team’s experience is that the same test coverage and quality can be reached with Groovy in less time than it takes using Java.</text:p>
      <text:p text:style-name="Code"><text:bookmark-start text:name="__DdeLink__520_1013475636"/>public void testSimpleMath() {<text:line-break/> <text:s text:c="3"/>[ <text:s text:c="2"/>4: { 2 + 2}, <text:line-break/> <text:s text:c="7"/>6: { 2 + 2 + 2}, <text:line-break/> <text:s text:c="7"/>8: { 2 + 2 + 2 + 2}, <text:line-break/> <text:s text:c="3"/>].each { expected, actual -&gt;<text:line-break/> <text:s text:c="7"/>assert expected == actual()<text:line-break/> <text:s text:c="3"/>}<text:line-break/>}<text:bookmark-end text:name="__DdeLink__520_1013475636"/></text:p>
      <text:p text:style-name="Text_20_body">Unit tests have to create data, and lots of it. Much more data than your production code needs to create. And Groovy is a language better optimized to create data than Java. </text:p>
      <text:p text:style-name="P1">Slide – More Data-Driven Tests</text:p>
      <text:p text:style-name="Code"><text:bookmark-start text:name="__DdeLink__522_1013475636"/>public void testUserService(userService) {<text:line-break/> <text:s text:c="3"/>[ <text:s text:c="2"/>user1 : <text:s/>['John', 'Doe', <text:s text:c="2"/>123456], <text:line-break/> <text:s text:c="7"/>user2 : <text:s/>['Jane', 'Doe', <text:s text:c="2"/>654321], <text:line-break/> <text:s text:c="7"/>user3 : <text:s/>['John', 'Smith', 789987], <text:line-break/> <text:s text:c="3"/>]. each { username, userData -&gt;<text:line-break/> <text:s text:c="7"/>def user = userService.get(username)<text:line-break/> <text:s text:c="7"/>assert user.firstName == userData[0]<text:line-break/> <text:s text:c="7"/>assert user.lastName == userData[1]<text:line-break/> <text:s text:c="7"/>assert user.id == userData[2]<text:line-break/> <text:s text:c="3"/>}<text:line-break/>}<text:bookmark-end text:name="__DdeLink__522_1013475636"/></text:p>
      <text:p text:style-name="Text_20_body">Data driven tests are so easy to write in Groovy that you end up using them far more often than in Java.</text:p>
      <text:p text:style-name="Text_20_body">The point is that the Groovy language features (list and map literals, closures, good iteration functions) allow you to write data driven tests more quickly, which in turn means you cover more edge cases and more failure scenarios as well. The minimal syntax of Groovy allows you to get down to the essence of a unit test: clearly show the input, execute the system, and clearly assert the output. Sure, you can Extract Method in Java until you have something with minimal accidental complexity (maybe even “extracting until you drop”), but as Alan Shalloway says, “There is a big difference between <text:soft-page-break/>eliminating waste and not creating it in the first place.” With Groovy you will write tests faster and you will have your story cards spend less time in the “in process” phase. This is good for your project and good for your customers.</text:p>
      <text:h text:style-name="Heading_20_5" text:outline-level="5">Slide - <text:span text:style-name="T2">Eliminate Waste – Value Stream Map</text:span></text:h>
      <text:p text:style-name="P3">– build a value stream map of the coffee pot at Canoo – </text:p>
      <text:p text:style-name="Text_20_body">One particularly useful Lean practice for eliminating waste is Value Stream Mapping. Sit down at a whiteboard with your development team and write out your software process: the steps and time it takes to move an idea from inception to customer delivery. Where are the bottlenecks? What are the delays? Why does it take so long? Visualizing and quantifying your process helps everyone clearly see problem areas. And who knows, maybe a few Groovy scripts here and there can cut days out of your cycle. Stranger things have happened.</text:p>
      <text:h text:style-name="Heading_20_5" text:outline-level="5">Slide – Show Principles Again with Highlight</text:h>
      <text:h text:style-name="Heading_20_5" text:outline-level="5">Slide – Build Quality In – Definition</text:h>
      <text:p text:style-name="Text_20_body">If you want to build a high quality product, you could inspect your product after it is built to ensure that it conforms to standards. But it would be better to change how the product is made so as not to create defects in the first place. Picking the best of breed testing practices and using them before the system is completely built is of utmost importance to quality software. At one point in time JUnit and Java were the state of the art in software testing, and eventually Test Driven Development gained mind-share in the industry, pushing testing into the same phase as development. Today, some of the best tools and practices are coming from the Behavior Driven Development community. Groovy is lucky to have an excellent choice for BDD in the Jolt Award winning easyb framework. </text:p>
      <text:h text:style-name="Heading_20_5" text:outline-level="5">Slide – easyb Introduction</text:h>
      <text:p text:style-name="Text_20_body">Intro and Demo</text:p>
      <text:p text:style-name="Text_20_body">BDD, given <text:s/>when then. IntelliJ IDEA, Eclipse, and Ant. </text:p>
      <text:p text:style-name="Text_20_body">To understand the low ceremony nature of easyb, understand that Listing 1 is the entire file. There is no setup, test class subclass, or magical annotation incantation required. The essentials of your test are what it is testing, not the mechanics of a test framework. Easyb works with you in achieving a test with only the essentials being communicated. </text:p>
      <text:p text:style-name="Text_20_body">You may have also noticed a lack of variable declarations. Where are these variables declared and what are their scope? Again, declarations are rarely an essential part of a unit test, so easyb handles this for you. Variables are scoped within the scenario they are used and instantiated when referenced. Easy, and with a lot less fluff than Java. </text:p>
      <text:p text:style-name="Text_20_body">Hopefully you are wondering how all of this works (if not then skip to the next paragraph)! Remember, parenthesis are optional in Groovy method calls, and {} is used to create a closure. In this easyb story, scenario, given, when, and then are all just normal methods that take a String and a Closure as parameters. While it may look terse enough to be qualified as a domain specific language, this is for the most part just plain old Groovy. The implicit variable declarations are a little harder to explain, but suffice it to say that a little metaprogramming is happening under the covers. </text:p>
      <text:p text:style-name="Text_20_body"/>
      <text:h text:style-name="Heading_20_5" text:outline-level="5"><text:soft-page-break/>Slide – Is BDD Helpful? </text:h>
      <text:p text:style-name="Text_20_body">BDD bills itself as “Unit Testing Done Right”. So what was wrong with unit testing? Unit testing is a good start, but often addresses how objects behave at the microscopic level rather than focusing on what matters to stakeholders. BDD changes this by focusing testing back on the project and the value of the system. Developers are encouraged to focus on why tests should be created rather than adhering slavishly to a one test per object approach. It might sound more like functional testing than unit testing. </text:p>
      <text:p text:style-name="Text_20_body">The way to focus tests back on business value is by developing and using a ubiquitous language. When your customer says, “The user should be able to change their password,” then that should be your test name. Calling your test fixture UserManagerTest, your test method testChangePassword, and your assertion assertEquals creates an artificial language barrier between you as a developer and the business. It is better to call the test User Features, the test method user must change password, and the assertion should be. A common and ubiquitous language breaks down barriers between you and the business and keeps you focused on why you're writing the system in the first place. </text:p>
      <text:p text:style-name="Text_20_body">Cons – assertEquals is a ubiquitous language. </text:p>
      <text:h text:style-name="Heading_20_5" text:outline-level="5">Slide – Next Steps: Zero Defects</text:h>
      <text:p text:style-name="Text_20_body">One particularly rigorous Lean practice is a zero tolerance or stop the line approach for defects. The idea is that no defects should exist in the system, and when a defect <text:span text:style-name="T3">is</text:span> present then all attention and effort must be focused on resolving the issue before normal work resumes. In the face of error conditions and ambiguities, the assembly line stops until the issue is resolved. The effect is that your daily process becomes fine tuned around producing a high quality product early in production as opposed to optimizing a defect cycle days or weeks later. Stop the defects before they happen. My team recently applied this approach for a single two-week iteration with interesting results. Based on our retrospectives, we decided to not continue with a strict enforcement of this policy, but we all agreed we learned a lot and the lessons learned were carried forward to our current process. A worthwhile experiment; I suggest you try it. </text:p>
      <text:p text:style-name="Text_20_body"/>
      <text:p text:style-name="Text_20_body"/>
      <text:p text:style-name="Text_20_body"/>
      <text:p text:style-name="Text_20_body"/>
      <text:h text:style-name="Heading_20_5" text:outline-level="5">Notes</text:h>
      <text:p text:style-name="Text_20_body">Unit Tests as documentation. Have the evangelists oversold this idea or have the developers writing tests underdelivered? </text:p>
      <text:p text:style-name="Standard">Meta: Stock photos are the new bullet points</text:p>
      <text:p text:style-name="Standard"/>
      <text:p text:style-name="Standard">An iteration is not a unit of value, it is a unit of time. The customer is not asking to have time delivered, she is asking to have value deliver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class="text">
      <style:text-properties style:font-name="Liberation Mono"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mlet D'Arcy</meta:initial-creator>
    <meta:creation-date>2010-10-03T17:52:12</meta:creation-date>
    <dc:date>2010-10-06T18:25:04</dc:date>
    <dc:creator>Hamlet D'Arcy</dc:creator>
    <meta:editing-duration>PT02H59M09S</meta:editing-duration>
    <meta:editing-cycles>31</meta:editing-cycles>
    <meta:generator>OpenOffice.org/3.2$Unix OpenOffice.org_project/320m12$Build-9483</meta:generator>
    <meta:document-statistic meta:table-count="0" meta:image-count="0" meta:object-count="0" meta:page-count="6" meta:paragraph-count="102" meta:word-count="2671" meta:character-count="15740"/>
  </office:meta>
</office:document-meta>
</file>